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fo:font-weight="bold" style:font-weight-asian="bold"/>
    </style:style>
    <style:style style:name="P3" style:family="paragraph" style:parent-style-name="Standard" style:master-page-name="Standard">
      <style:paragraph-properties fo:text-align="justify" style:justify-single-word="false" style:page-number="auto"/>
      <style:text-properties style:font-name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ермский, в ленту, индустрия и ТЭК</text:p>
      <text:p text:style-name="P1"/>
      <text:p text:style-name="P1">Подпись – «Уралвагонзавод» подтвердил свои права на «Мотовилиху»</text:p>
      <text:p text:style-name="P1"/>
      <text:p text:style-name="P2">Уралвагонзавод подтвердил свое право на 15 % акций «Мотовилихинских заводов»</text:p>
      <text:p text:style-name="P2"/>
      <text:p text:style-name="P1">ЗАО «Уральская большегрузная техника – Уралвагонзавод» («УБТ-УВЗ», 100%-я «дочка» ОАО «Уралвагонзавод») подтвердило перед акционерами ОАО «Мотовилихинские заводы» (МЗ) свое право собственности на 15,0067 % акций МЗ. Соответствующее уведомление поступило на МЗ 1 марта. Согласно информации уведомления, право «УБТ-УВЗ» распоряжаться пакетом акций МЗ наступило еще 28 ноября 2011 года. <text:s/>Об этом сегодня, 2 марта, «ФедералПресс» стало известно из документов компании. </text:p>
      <text:p text:style-name="P1"/>
      <text:p text:style-name="P1">«УБТ-УВЗ» впервые заявило о своем праве на 15 % акций МЗ в декабре 2011 года. 23 декабря 2011 года эта компания выставила МЗ требование о созыве внеочередного собрания акционеров. 31 января это требование было отклонено – как значилось в документах МЗ, УБТ-УВЗ не предоставил необходимых доказательств своего права на акции. Вторая попытка Уралвагонзавода созвать внеочередное собрание акционеров МЗ закончилась неудачей по той же причине. </text:p>
      <text:p text:style-name="P1"/>
      <text:p text:style-name="P1">Факт приобретения УБТ-УВЗ 15 % акций МЗ был подтвержден корпорацией еще в начале февраля; кроме того, было заявлено о намерении УВЗ приобрести еще 35 % акций «Мотовилихи». </text:p>
      <text:p text:style-name="P1"/>
      <text:p text:style-name="P1">Таким образом, государственные компании сегодня консолидировали в своих руках контрольный пакет акций «Мотовилихинских заводов»: 15 % находится в собственности Уралвагонзавода (Ростехнологии), 25 % - у корпорации Рособоронэкспорт (акции находятся в управлении ОАО «Ростехнологии-Авто» (РТ-Авто), 100-ой «дочки» Ростехнологий), 10 % – <text:s/>ФГУП «Сплав» (Тула). 35 % акций контролирует группа частных лиц во главе с пермскими бизнесменами Вагаршаком Сарксяном и Юрием Медведюком. </text:p>
      <text:p text:style-name="P1"/>
      <text:p text:style-name="P1">Дмитрий Торбеев</text:p>
      <text:p text:style-name="P1"/>
      <text:p text:style-name="P1">Уралвагонзавод</text:p>
      <text:p text:style-name="P1">Мотовилихинские заводы</text:p>
      <text:p text:style-name="P1">Ростехнологии</text:p>
      <text:p text:style-name="P1">Рособоронэкспорт</text:p>
      <text:p text:style-name="P1">Ростехнологии-Авто</text:p>
      <text:p text:style-name="P1">Сплав</text:p>
      <text:p text:style-name="P1">Сарксян</text:p>
      <text:p text:style-name="P1">Медведюк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Roman No9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Оксак Наталья</meta:initial-creator>
    <meta:creation-date>2012-03-02T16:54:49</meta:creation-date>
    <meta:document-statistic meta:table-count="0" meta:image-count="0" meta:object-count="0" meta:page-count="1" meta:paragraph-count="16" meta:word-count="245" meta:character-count="1843"/>
    <dc:date>2012-03-02T16:55:13</dc:date>
    <dc:creator>Оксак Наталья</dc:creator>
    <meta:editing-duration>PT00H00M24S</meta:editing-duration>
    <meta:editing-cycles>1</meta:editing-cycles>
    <meta:generator>OpenOffice.org/3.1$Linux OpenOffice.org_project/310m19$Build-9420</meta:generator>
  </office:meta>
</office:document-meta>
</file>